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9.924cm"/>
    </style:style>
    <style:style style:name="co4" style:family="table-column">
      <style:table-column-properties fo:break-before="auto" style:column-width="4.3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Accent_20_3">
      <style:table-cell-properties fo:border="0.74pt solid #000000"/>
    </style:style>
    <style:style style:name="ce2" style:family="table-cell" style:parent-style-name="Default">
      <style:table-cell-properties fo:background-color="#b4c7dc" fo:border="0.74pt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a7500" fo:border="0.74pt solid #000000"/>
    </style:style>
    <style:style style:name="ce4" style:family="table-cell" style:parent-style-name="Default">
      <style:table-cell-properties fo:background-color="#729fcf" fo:border="0.74pt solid #000000"/>
    </style:style>
    <style:style style:name="ce5" style:family="table-cell" style:parent-style-name="Default">
      <style:table-cell-properties fo:background-color="#e8a202" fo:border="0.74pt solid #000000"/>
    </style:style>
    <style:style style:name="ce6" style:family="table-cell" style:parent-style-name="Default">
      <style:table-cell-properties fo:background-color="#1c1c1c" fo:border="0.74pt solid #000000"/>
    </style:style>
    <style:style style:name="ce7" style:family="table-cell" style:parent-style-name="Default">
      <style:table-cell-properties fo:background-color="#bf0041" fo:border="0.74pt solid #000000"/>
    </style:style>
    <style:style style:name="ce8" style:family="table-cell" style:parent-style-name="Default">
      <style:table-cell-properties fo:background-color="#3465a4" fo:border="0.74pt solid #000000"/>
    </style:style>
    <style:style style:name="ce9" style:family="table-cell" style:parent-style-name="Default">
      <style:table-cell-properties fo:background-color="#acb20c" fo:border="0.74pt solid #000000"/>
    </style:style>
    <style:style style:name="ce10" style:family="table-cell" style:parent-style-name="Default">
      <style:table-cell-properties fo:background-color="#0012ff" fo:border="0.74pt solid #000000"/>
    </style:style>
    <style:style style:name="ce11" style:family="table-cell" style:parent-style-name="Default">
      <style:table-cell-properties fo:background-color="#7efff9" fo:border="0.74pt solid #000000"/>
    </style:style>
    <style:style style:name="ce12" style:family="table-cell" style:parent-style-name="Default">
      <style:table-cell-properties fo:background-color="#dde8cb" fo:border="0.74pt solid #000000"/>
    </style:style>
    <style:style style:name="ce13" style:family="table-cell" style:parent-style-name="Default">
      <style:table-cell-properties fo:background-color="#ffff6d" fo:border="0.74pt solid #000000"/>
    </style:style>
    <style:style style:name="ce14" style:family="table-cell" style:parent-style-name="Default">
      <style:table-cell-properties fo:background-color="#f8f1da" fo:border="0.74pt solid #000000"/>
    </style:style>
    <style:style style:name="ce15" style:family="table-cell" style:parent-style-name="Default">
      <style:table-cell-properties fo:background-color="#ddc2aa" fo:border="0.74pt solid #000000"/>
    </style:style>
    <style:style style:name="ce16" style:family="table-cell" style:parent-style-name="Default">
      <style:table-cell-properties fo:background-color="#e0c2cd" fo:border="0.74pt solid #000000"/>
    </style:style>
    <style:style style:name="ce17" style:family="table-cell" style:parent-style-name="Default">
      <style:table-cell-properties fo:background-color="#3faf46" fo:border="0.74pt solid #000000"/>
    </style:style>
    <style:style style:name="ce18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List" table:style-name="ta1">
        <table:table-column table:style-name="co1" table:default-cell-style-name="ce2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row table:style-name="ro1">
          <table:table-cell table:style-name="ce19" office:value-type="string" calcext:value-type="string">
            <text:p>Set</text:p>
          </table:table-cell>
          <table:table-cell table:style-name="ce19" office:value-type="string" calcext:value-type="string">
            <text:p>Number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Treatment</text:p>
          </table:table-cell>
          <table:table-cell table:style-name="ce19" office:value-type="string" calcext:value-type="string">
            <text:p>Owned</text:p>
          </table:table-cell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ng's Journe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ng's Journe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bend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bend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uko's Exi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uko's Exi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ng, the Last Air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ng, the Last Air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ang's Iceber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ang's Iceber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bender Ascens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bender Ascens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rbender's Revers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rbender's Revers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irbending Less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irbending Less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pa, Loyal Sky Bis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pa, Loyal Sky Bis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a, Steadfast Guardi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a, Steadfast Guardi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vatar Enthusias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vatar Enthusias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atar's Wrat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atar's Wrat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mpassionate Heal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mpassionate Heal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urious Farm Animal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urious Farm Animal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stined Confront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stined Confront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arth Kingdom Jail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arth Kingdom Jail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arth Kingdom Protecto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arth Kingdom Protecto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nter the Avatar Stat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nter the Avatar Stat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ncy Footwor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ncy Footwor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ather the White Lotu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ather the White Lotu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lider Kid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lider Kid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lider Staff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lider Staff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koda, Selfless Comma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koda, Selfless Comma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vasion Reinforcemen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vasion Reinforcemen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eong Jeong's Desert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eong Jeong's Desert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yoshi Warrio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yoshi Warrio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he Legend of Yangchen // Avatar Yangche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he Legend of Yangchen // Avatar Yangche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ster Pianda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ster Piandao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omo, Friendly Fli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omo, Friendly Fli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mo, Playful Pe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mo, Playful Pe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th to Redemp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th to Redemp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baroo Troo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baroo Troo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azor Ring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azor Ring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ndbenders' Stor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ndbenders' Stor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uth Pole Voyag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uth Pole Voyag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uthern Air Temp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uthern Air Temp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uki, Courageous Rescu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uki, Courageous Rescu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am Avata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am Avata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nited Fro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nited Fro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engeful Villag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engeful Villag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ater Tribe Cap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ater Tribe Capta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ater Tribe Ralli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ater Tribe Ralli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ip Yip!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ip Yip!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ccumulate Wisdo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ccumulate Wisdo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enevolent River Spir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enevolent River Spir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oomerang Basic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oomerang Basic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rashing Wav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rashing Wav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mber Island Produc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mber Island Produc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irst-Time Fly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irst-Time Fly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exible Water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exible Water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orecasting Fortune Tell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orecasting Fortune Tell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eyser Leap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eyser Leap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iant Koi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iant Koi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ran-Gr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ran-Gr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onest Wor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onest Wor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guana Parro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guana Parro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nvasion Submersib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nvasion Submersib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t'll Quench Ya!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t'll Quench Ya!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Katara, Bending Prodig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Katara, Bending Prodig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nowledge Seek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nowledge Seek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he Legend of Kuruk // Avatar Kuru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he Legend of Kuruk // Avatar Kuru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st Day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st Day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ster Pakku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ster Pakku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e Mechanist, Aerial Artis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e Mechanist, Aerial Artis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rth Pole Patro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rth Pole Patro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ctopus For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ctopus For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tter-Pengu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tter-Pengu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owdy Snowball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owdy Snowball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ecret of Bloodbend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ecret of Bloodbend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erpent of the Pas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erpent of the Pas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okka's Haiku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okka's Haiku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he Spirit Oasi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he Spirit Oasi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pirit Water Reviv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pirit Water Reviv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eo, Spirited Gli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eo, Spirited Gli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iger-Se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iger-Se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y Lee, Chi Block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y Lee, Chi Block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Unagi of Kyoshi Islan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Unagi of Kyoshi Islan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an Shi Tong, Librari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an Shi Tong, Librari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aterbender Ascens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aterbender Ascens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aterbending Less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aterbending Less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bending Scrol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bending Scrol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atery Gras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atery Gras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ue, the Moon Spir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ue, the Moon Spir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zula Always Li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zula Always Li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zula, On the Hu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zula, On the Hu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eetle-Headed Merchan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eetle-Headed Merchan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oiling Rock Rio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oiling Rock Rio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uzzard-Wasp Colon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uzzard-Wasp Colon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allous Inspec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allous Inspect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nyon Crawl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nyon Crawl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at-Ga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at-Gat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rrupt Court Offici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rrupt Court Offici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ai Li Indoctrin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ai Li Indoctrin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ay of Black Su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ay of Black Su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adly Precis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adly Precis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pic Downfal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pic Downfal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atal Fissur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atal Fissur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he Fire Nation Dril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he Fire Nation Dril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ire Nation Engine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ire Nation Engine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 Navy Trebuche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 Navy Trebuche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oggy Swamp Hunt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oggy Swamp Hunt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oggy Swamp Visio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oggy Swamp Vision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eartless Ac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eartless Ac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og-Monke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og-Monke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oo Dee, One of Man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oo Dee, One of Man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ne, Bounty Hun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ne, Bounty Hun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Koh, the Face Steal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Koh, the Face Steal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o and Li, Twin Tuto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o and Li, Twin Tuto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i, Scornful Strik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i, Scornful Strik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erchant of Many Ha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erchant of Many Ha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rthern Air Temp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rthern Air Temp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bsessive Pursu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bsessive Pursu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zai's Cruelt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zai's Cruelt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hoenix Fleet Airshi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hoenix Fleet Airshi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irate Peddl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irate Peddl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aven Eag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aven Eag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he Rise of Sozin // Fire Lord Soz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he Rise of Sozin // Fire Lord Soz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inous Waterbend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inous Waterbend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old Ou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old Ou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wampsnare Tra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wampsnare Tra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undra Tan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undra Tan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Wolfba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Wolfba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Zuko's Convic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Zuko's Convic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oar-q-pin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oar-q-pin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mi Bas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mi Bas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he Cave of Two Lov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he Cave of Two Lov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ombustion M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ombustion M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mbustion Techniqu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mbustion Techniqu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rescent Island Temp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rescent Island Temp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unning Maneuv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unning Maneuv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eserter's Discip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eserter's Discip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Fated Firepow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Fated Firepow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ire Nation Attack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ire Nation Attack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ire Nation Cade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ire Nation Cade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ire Nation Rai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ire Nation Rai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Fire Sag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Fire Sag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irebender Ascens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irebender Ascens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Firebending Less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Firebending Less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irebending Stude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irebending Stude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How to Start a Rio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How to Start a Rio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Iroh's Demonstr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Iroh's Demonstr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Jeong Jeong, the Deser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Jeong Jeong, the Deser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Jet's Brainwash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Jet's Brainwash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he Last Agni Kai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he Last Agni Kai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he Legend of Roku // Avatar Roku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he Legend of Roku // Avatar Roku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Lightning Strik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Lightning Strik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ai, Jaded Ed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ai, Jaded Ed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ongoose Lizar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ongoose Lizar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rice of Freedo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rice of Freedo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 and Shaw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 and Shaw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edirect Lightn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edirect Lightn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ough Rhino Caval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ough Rhino Caval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olstice Revelatio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olstice Revelation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ozin's Come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ozin's Come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iger-Dill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iger-Dillo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reetop Freedom Fight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reetop Freedom Fight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Twin Blad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Twin Blad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y Lee, Artful Acroba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y Lee, Artful Acroba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War Ballo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War Ballo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Wartime Protesto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Wartime Protesto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Yuyan Arch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Yuyan Arch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Zhao, the Moon Slay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Zhao, the Moon Slay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Zuko, Exiled Pri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Zuko, Exiled Pri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llies at La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llies at La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vatar Destin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vatar Destin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adgermo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adgermo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adgermole Cub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adgermole Cub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he Boulder, Ready to Rumb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he Boulder, Ready to Rumb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umi, King of Three Trial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umi, King of Three Trial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ycle of Renew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ycle of Renew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iligent Zookeep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iligent Zookeep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he Earth K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he Earth K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Earth Kingdom Gener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Earth Kingdom Gener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arth Rumb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arth Rumb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arthbender Ascens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arthbender Ascens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Earthbending Less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Earthbending Less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Earthen All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Earthen All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lemental Teaching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lemental Teaching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lopsie, Bumi's Budd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lopsie, Bumi's Budd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ggy Swamp Vine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ggy Swamp Vine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Great Divide Guid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Great Divide Guid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Haru, Hidden Tale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Haru, Hidden Tale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Invasion Tactic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Invasion Tactic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Kyoshi Island Plaz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Kyoshi Island Plaz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eaves from the Vin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eaves from the Vin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The Legend of Kyoshi // Avatar Kyoshi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The Legend of Kyoshi // Avatar Kyoshi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Origin of Metalbend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Origin of Metalbend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strich-Hor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strich-Hor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illar Launc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illar Launc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Raucous Audie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Raucous Audie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Rebellious Captiv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Rebellious Captiv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ockalanch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ockalanch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Rocky Rebuk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Rocky Rebuk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aber-Tooth Moose-L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aber-Tooth Moose-L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eismic Sen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eismic Sen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hared Roo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hared Roo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parring Dumm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parring Dumm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oph, the Blind Band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oph, the Blind Band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ue Ancest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ue Ancest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urtle-Duc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urtle-Duc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nlucky Cabbage Mercha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nlucky Cabbage Mercha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Walltop Sentri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Walltop Sentri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ang, at the Crossroads // Aang, Destined Savi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ang, at the Crossroads // Aang, Destined Savi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ang, Swift Savior // Aang and La, Ocean's Fu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ang, Swift Savior // Aang and La, Ocean's Fu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bandon Attachmen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bandon Attachmen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ir Nomad Legac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ir Nomad Legac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vatar Aang // Aang, Master of Elemen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vatar Aang // Aang, Master of Elemen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zula, Cunning Usurp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zula, Cunning Usurp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eifong's Bounty Hunt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eifong's Bounty Hunt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itter Wor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itter Wor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umi, Unleashe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umi, Unleashe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at-Ow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at-Ow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ruel Administra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ruel Administrat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ai Li Agen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ai Li Agen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Dragonfly Swar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Dragonfly Swar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arth Kingdom Soldi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arth Kingdom Soldi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arth King's Lieutena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arth King's Lieutena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Earth Rumble Wrestl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Earth Rumble Wrestl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arth Village Ruffia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arth Village Ruffian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Fire Lord Azul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Fire Lord Azul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re Lord Zuk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re Lord Zuko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oggy Swamp Spirit Keep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oggy Swamp Spirit Keep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Guru Pathi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Guru Pathi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Hama, the Blood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Hama, the Blood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i Bai, Spirit of Bala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i Bai, Spirit of Bala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Hermitic Herbali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Hermitic Herbali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roh, Grand Lotu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roh, Grand Lotu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Iroh, Tea 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Iroh, Tea 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Jet, Freedom Figh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Jet, Freedom Figh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atara, the Fearles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atara, the Fearles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Katara, Water Tribe's Hop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Katara, Water Tribe's Hop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The Lion-Turt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The Lion-Turt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Long Feng, Grand Secretaria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Long Feng, Grand Secretaria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Messenger Haw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Messenger Haw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Ozai, the Phoenix K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Ozai, the Phoenix K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Platypus-Bea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Platypus-Bea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Pretending Poxbear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Pretending Poxbear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Professor Zei, Anthropologi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Professor Zei, Anthropologi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andbender Scaveng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andbender Scaveng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okka, Bold Boomerang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okka, Bold Boomerang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okka, Lateral Strategi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okka, Lateral Strategi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okka, Tenacious Tactici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okka, Tenacious Tactici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uki, Kyoshi Warri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uki, Kyoshi Warri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un Warrio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un Warrio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Tolls of Wa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Tolls of Wa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Toph, Hardheaded Teach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Toph, Hardheaded Teach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Toph, the First Metal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Toph, the First Metal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Uncle Iro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Uncle Iro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Vindictive Warde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Vindictive Warde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Wandering Musicia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Wandering Musician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hite Lotus Reinforcemen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hite Lotus Reinforcemen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Zhao, Ruthless Admir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Zhao, Ruthless Admir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Zuko, Conflicte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Zuko, Conflicte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Barrels of Blasting Jell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Barrels of Blasting Jell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er's Watersk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er's Watersk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ire Nation Warshi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ire Nation Warshi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Kyoshi Battle F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Kyoshi Battle F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eteor Swor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eteor Swor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Planetarium of Wan Shi To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Planetarium of Wan Shi To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rusty Boomera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rusty Boomera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The Walls of Ba Sing 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The Walls of Ba Sing 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White Lotus Ti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White Lotus Ti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bandoned Air Temp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bandoned Air Temp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Agna Qel'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Agna Qel'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irship Engine Roo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irship Engine Roo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a Sing 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a Sing 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oiling Rock Pris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oiling Rock Pris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Fire Nation Pala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Fire Nation Pala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Foggy Bottom Swam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Foggy Bottom Swam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Jasmine Dragon Tea Sho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Jasmine Dragon Tea Sho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Kyoshi Villa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Kyoshi Villa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editation Pool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editation Pool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isty Palms Oasi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isty Palms Oasi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orth Pole Gat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orth Pole Gat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Omashu Cit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Omashu Cit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Realm of Ko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Realm of Ko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Rumble Aren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Rumble Aren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Secret Tunne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Secret Tunne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Serpent's Pas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Serpent's Pas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Sun-Blessed Pea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Sun-Blessed Pea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White Lotus Hideou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White Lotus Hideou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ated Firepow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ated Firepow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ang, Swift Savior // Aang and La, Ocean's Fu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ang, Swift Savior // Aang and La, Ocean's Fu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re Nation Attack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re Nation Attack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rashing Wav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rashing Wav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Combustion Techniqu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Combustion Techniqu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Zuko, Conflicte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Zuko, Conflicte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zula, Cunning Usurp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zula, Cunning Usurp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ang, at the Crossroads // Aang, Destined Savi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ang, at the Crossroads // Aang, Destined Savi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Katara, the Fearles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Katara, the Fearles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Dai Li Agen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Dai Li Agen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arthbender Ascens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arthbender Ascens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vatar Aang // Aang, Master of Elemen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vatar Aang // Aang, Master of Elemen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Sozin's Come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Sozin's Come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Waterbender Ascens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Waterbender Ascens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Ozai, the Phoenix K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Ozai, the Phoenix K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irebender Ascens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irebender Ascens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Fire Lord Azul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Fire Lord Azul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The Last Agni Kai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The Last Agni Kai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Fire Lord Zuk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Fire Lord Zuko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ppa, Steadfast Guardi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ppa, Steadfast Guardi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Momo, Friendly Fli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Momo, Friendly Fli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Tiger-Se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Tiger-Se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The Unagi of Kyoshi Islan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The Unagi of Kyoshi Islan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Wan Shi Tong, Librari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Wan Shi Tong, Librari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The Fire Nation Dril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The Fire Nation Dril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Koh, the Face Steal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Koh, the Face Steal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Phoenix Fleet Airshi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Phoenix Fleet Airshi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aven Eag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aven Eag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Ran and Shaw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Ran and Shaw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Badgermole Cub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Badgermole Cub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Diligent Zookeep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Diligent Zookeep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The Lion-Turt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The Lion-Turt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The Walls of Ba Sing 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The Walls of Ba Sing 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White Lotus Ti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White Lotus Ti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United Fro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United Fro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ozin's Come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ozin's Come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vatar Destin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vatar Destin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Fire Lord Azul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Fire Lord Azul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Ozai, the Phoenix K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Ozai, the Phoenix K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ang's Iceber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ang's Iceber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Secret of Bloodbend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Secret of Bloodbend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Yue, the Moon Spir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Yue, the Moon Spir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Foggy Swamp Visio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Foggy Swamp Vision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Obsessive Pursu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Obsessive Pursu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Fated Firepow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Fated Firepow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Firebending Stude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Firebending Stude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Redirect Lightn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Redirect Lightn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The Earth K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The Earth K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Great Divide Guid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Great Divide Guid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Aang, at the Crossroads // Aang, Destined Savi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Aang, at the Crossroads // Aang, Destined Savi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ang, Swift Savior // Aang and La, Ocean's Fu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ang, Swift Savior // Aang and La, Ocean's Fu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Bumi, Unleashe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Bumi, Unleashe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Iroh, Grand Lotu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Iroh, Grand Lotu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Katara, the Fearles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Katara, the Fearles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Katara, Water Tribe's Hop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Katara, Water Tribe's Hop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Sokka, Tenacious Tactici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Sokka, Tenacious Tactici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Toph, the First Metal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Toph, the First Metal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The Legend of Yangchen // Avatar Yangche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The Legend of Yangchen // Avatar Yangche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egend of Kuruk // Avatar Kuru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egend of Kuruk // Avatar Kuru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The Rise of Sozin // Fire Lord Soz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The Rise of Sozin // Fire Lord Soz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The Legend of Roku // Avatar Roku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The Legend of Roku // Avatar Roku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The Legend of Kyoshi // Avatar Kyoshi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The Legend of Kyoshi // Avatar Kyoshi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Aang, Swift Savior // Aang and La, Ocean's Fury</text:p>
          </table:table-cell>
          <table:table-cell office:value-type="string" calcext:value-type="string">
            <text:p>Neon Ink 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Fire Lord Zuko</text:p>
          </table:table-cell>
          <table:table-cell office:value-type="string" calcext:value-type="string">
            <text:p>Neon Ink 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Katara, the Fearless</text:p>
          </table:table-cell>
          <table:table-cell office:value-type="string" calcext:value-type="string">
            <text:p>Neon Ink 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Toph, the First Metalbender</text:p>
          </table:table-cell>
          <table:table-cell office:value-type="string" calcext:value-type="string">
            <text:p>Neon Ink 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vatar Aang // Aang, Master of Elements</text:p>
          </table:table-cell>
          <table:table-cell office:value-type="string" calcext:value-type="string">
            <text:p>Raised 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Airbender Ascens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Airbender Ascens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Avatar's Wrat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Avatar's Wrat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Hakoda, Selfless Comma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Hakoda, Selfless Comma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South Pole Voyag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South Pole Voyag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Suki, Courageous Rescu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Suki, Courageous Rescu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The Mechanist, Aerial Artis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The Mechanist, Aerial Artis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Spirit Water Reviv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Spirit Water Reviv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Ty Lee, Chi Block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Ty Lee, Chi Block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Boiling Rock Rio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Boiling Rock Rio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Day of Black Su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Day of Black Su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ai, Scornful Strik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ai, Scornful Strik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Wartime Protesto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Wartime Protesto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Zhao, the Moon Slay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Zhao, the Moon Slay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Earthen All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Earthen All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Elemental Teaching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Elemental Teaching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Beifong's Bounty Hunt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Beifong's Bounty Hunt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Earth King's Lieutena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Earth King's Lieutena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Iroh, Tea 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Iroh, Tea 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Sandbender Scaveng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Sandbender Scaveng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Sokka, Bold Boomerang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Sokka, Bold Boomerang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Toph, Hardheaded Teach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Toph, Hardheaded Teach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Planetarium of Wan Shi To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Planetarium of Wan Shi To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bandoned Air Temp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bandoned Air Temp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gna Qel'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gna Qel'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Ba Sing 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Ba Sing 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Fire Nation Pala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Fire Nation Pala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Jasmine Dragon Tea Sho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Jasmine Dragon Tea Sho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ealm of Ko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ealm of Ko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Secret Tunne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Secret Tunne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Firebending Stude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Momo, Friendly Fli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ught Bac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ught Bac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or Tong of Chin Village (Drannith Magistrate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or Tong of Chin Village (Drannith Magistrate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pty City Ru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pty City Ru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Mechanist, Tactical Tinkerer (Lita, Mechanical Engineer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Mechanist, Tactical Tinkerer (Lita, Mechanical Engineer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ease to Memo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ease to Memo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out's Warn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out's Warn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ng's Shelter (Teferi's Protection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ng's Shelter (Teferi's Protection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e Dream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e Dream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gent of Treache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gent of Treache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ibe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ibe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ne Leg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ne Leg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orce of Neg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orce of Neg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mprisoned in the Mo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mprisoned in the Mo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truder Alar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truder Alar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ystic Remor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ystic Remor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oo Dee, Public Servant (Sakashima of a Thousand Faces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oo Dee, Public Servant (Sakashima of a Thousand Faces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ndstil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ndstil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aining Ground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aining Ground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sions of Beyon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sions of Beyon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lack Sun's Zenit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lack Sun's Zenit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oodbender's Rise (Bloodchief Ascension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oodbender's Rise (Bloodchief Ascension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uel Tu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uel Tut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ire Nation Tank Train (Noxious Gearhulk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ire Nation Tank Train (Noxious Gearhulk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lasphemous Ac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lasphemous Ac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zula, Flame of Ember Island (Diaochan, Artful Beauty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zula, Flame of Ember Island (Diaochan, Artful Beauty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ockside Extortioni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ockside Extortioni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rv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rv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ble Defec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ble Defect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surrec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surrec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ghtning Bol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ghtning Bol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rrorwing Drag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rrorwing Drag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nding Volle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nding Volle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aring Bloo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aring Bloo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hattering Spre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hattering Spre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lcanic Torre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lcanic Torre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arstorm Sur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arstorm Sur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eastmaster Ascens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eastmaster Ascens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mental Bon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mental Bon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he Banyan Tree (The Great Henge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he Banyan Tree (The Great Henge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eartbeat of Spr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eartbeat of Spr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eroic Interven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eroic Interven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arth Rumble Triumph (Return of the Wildspeaker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arth Rumble Triumph (Return of the Wildspeaker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ites of Flourish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ites of Flourish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aunting Challen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aunting Challen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uki of the Kyoshi Warriors (Captain Sisay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uki of the Kyoshi Warriors (Captain Sisay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ifelong Friendship (Eladamri's Call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ifelong Friendship (Eladamri's Call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vered Visio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vered Vision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oin the Da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oin the Da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e Monstrous Serpent (Koma, Cosmos Serpent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e Monstrous Serpent (Koma, Cosmos Serpent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Zuko, Redeemed (Rhys the Redeemed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Zuko, Redeemed (Rhys the Redeemed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ityscape Level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ityscape Level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eteorit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eteorit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undial of the Infinit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undial of the Infinit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he Boy in the Iceberg (Dark Depths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he Boy in the Iceberg (Dark Depths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abled Passa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abled Passa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unbaked Cany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unbaked Cany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arnished Citade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arnished Citade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eetop Villa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eetop Villa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olcano of Roku's Island (Valakut, the Molten Pinnacle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olcano of Roku's Island (Valakut, the Molten Pinnacle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ppa, the Vigila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ppa, the Vigila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Katara's Revers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Katara's Revers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ire Nation Turre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ire Nation Turre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wampbend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wampbend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okka's Char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okka's Char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arthshap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arthshap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i and Zuk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i and Zuko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ang and Katar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ang and Katar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oph, Greatest Earth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oph, Greatest Earth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okka and Suki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okka and Suki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omo's Hei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omo's Hei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ncle's Musing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ncle's Musing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ang, Airbending 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ang, Airbending 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ir Nomad Stude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ir Nomad Stude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he Duke, Rebel Sent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he Duke, Rebel Sent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nspired Insurge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nspired Insurge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et, Rebel Lea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et, Rebel Lea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Kindly Custom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Kindly Custom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Koala-Shee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Koala-Shee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onk Gyats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onk Gyatso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ipsqueak, Rebel Strongar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ipsqueak, Rebel Strongar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okka, Sword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okka, Sword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okka's Sword Train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okka's Sword Train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uki, Kyoshi Cap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uki, Kyoshi Capta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ale of Mom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ale of Momo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hat's Rough Budd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hat's Rough Budd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oucan-Puff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oucan-Puff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aboon Spir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aboon Spir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e Blue Spir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e Blue Spir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hakra Medit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hakra Medit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utiful Knowledge Seek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utiful Knowledge Seek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Katara, Waterbending 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Katara, Waterbending 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ightmares and Daydream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ightmares and Daydream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rincess Yu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rincess Yu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ui and La, Moon and Oce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ui and La, Moon and Oce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Unagi's Spra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Unagi's Spra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an Shi Tong, All-Know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an Shi Tong, All-Know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aterbender's Restor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aterbender's Restor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hirlwind Techniqu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hirlwind Techniqu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zula, Ruthless Fire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zula, Ruthless Fire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ai Li Cens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ai Li Cens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esperate Ple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esperate Ple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ire Lord Ozai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ire Lord Ozai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ire Nation Occup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ire Nation Occup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Fire Nation Salvag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Fire Nation Salvag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iant Fl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iant Fl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o and Li, Royal Adviso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o and Li, Royal Adviso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yla, Shirshu Sleut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yla, Shirshu Sleut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thless Water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thless Water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carring Memori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carring Memori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vatar Roku, Fire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vatar Roku, Fire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hong and Lily, Nomad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hong and Lily, Nomad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Deer-Do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Deer-Do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ang, Roku's Compan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ang, Roku's Compan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Founding of Omashu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Founding of Omashu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Frantic Confront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Frantic Confront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reedom Fighter Recru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reedom Fighter Recru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Iroh, Dragon of the We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Iroh, Dragon of the We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ongshot, Rebel Bowm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ongshot, Rebel Bowm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ost in Memori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ost in Memori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ku, Meandering Drumm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ku, Meandering Drumm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Overwhelming Victo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Overwhelming Victo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eckless Blaz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eckless Blaz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mellerbee, Rebel Figh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mellerbee, Rebel Figh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torm of Memori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torm of Memori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Zuko, Firebending 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Zuko, Firebending 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nimal Attenda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nimal Attenda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he Art of Te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he Art of Te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vatar Kyoshi, Earth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vatar Kyoshi, Earth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ison Whist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ison Whist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osco, Just a Bea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osco, Just a Bea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umi's Feast Lectur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umi's Feast Lectur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he Cabbage Mercha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he Cabbage Mercha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racked Earth Techniqu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racked Earth Techniqu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reeping Crystal Coat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reeping Crystal Coat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Crystalline Arm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Crystalline Arm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Elephant-Mandril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Elephant-Mandril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Hei Bai, Forest Guardi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Hei Bai, Forest Guardi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Kyoshi Warrior Exempla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Kyoshi Warrior Exempla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aster's Guida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aster's Guida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olid Groun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olid Groun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ale of Katara and Top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ale of Katara and Top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ectonic Spl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ectonic Spl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oph, Earthbending 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oph, Earthbending 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ang, A Lot to Lear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ang, A Lot to Lear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Hook Sword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Hook Sword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Katara, Seeking Reven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Katara, Seeking Reven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tand Unite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tand Unite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Zuko, Seeking Hon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Zuko, Seeking Hon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crobatic Lea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crobatic Lea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udshif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udshif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Duelist's Herita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Duelist's Herita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Valorous Sta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Valorous Sta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rainstor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rainstor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oastal Pirac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oastal Pirac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onsi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onsi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ramatic Revers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ramatic Revers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Frantic Searc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Frantic Searc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astion of Remembra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astion of Remembra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ark De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ark De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iresigh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iresigh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olt Ben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olt Ben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Cathartic Reun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Cathartic Reun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iery Conflue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iery Conflue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Fists of Flam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Fists of Flam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Descendants' Pat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Descendants' Pat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Inspiring Cal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Inspiring Cal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any Parting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any Parting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spicious Bookca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spicious Bookca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ang, Airbending 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ang, Airbending 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Jet, Rebel Lea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Jet, Rebel Lea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onk Gyats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onk Gyatso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okka, Sword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okka, Sword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ki, Kyoshi Cap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ki, Kyoshi Capta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ale of Mom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ale of Momo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aboon Spir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aboon Spir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The Blue Spir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The Blue Spir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hakra Medit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hakra Medit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Katara, Waterbending 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Katara, Waterbending 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Tui and La, Moon and Oce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Tui and La, Moon and Oce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an Shi Tong, All-Know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an Shi Tong, All-Know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Waterbender's Restor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Waterbender's Restor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zula, Ruthless Fire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zula, Ruthless Fire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sperate Ple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sperate Ple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ire Lord Ozai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ire Lord Ozai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ire Nation Occup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ire Nation Occup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ire Nation Salvag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ire Nation Salvag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o and Li, Royal Adviso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o and Li, Royal Adviso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yla, Shirshu Sleut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yla, Shirshu Sleut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vatar Roku, Fire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vatar Roku, Fire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Chong and Lily, Nomad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Chong and Lily, Nomad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ng, Roku's Compan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ng, Roku's Compan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Iroh, Dragon of the We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Iroh, Dragon of the We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ost in Memori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ost in Memori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Overwhelming Victo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Overwhelming Victo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Reckless Blaz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Reckless Blaz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mellerbee, Rebel Figh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mellerbee, Rebel Figh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torm of Memori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torm of Memori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Zuko, Firebending 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Zuko, Firebending 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vatar Kyoshi, Earth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vatar Kyoshi, Earth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ison Whist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ison Whist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he Cabbage Mercha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he Cabbage Mercha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rystalline Arm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rystalline Arm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Hei Bai, Forest Guardi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Hei Bai, Forest Guardi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aster's Guida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aster's Guida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ale of Katara and Top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ale of Katara and Top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Tectonic Spl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Tectonic Spl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oph, Earthbending 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oph, Earthbending 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ang, Air Noma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ang, Air Noma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ang's Defen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ang's Defen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ardvark Slot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ardvark Slot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llied Teamwor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llied Teamwor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Appa, Aang's Compan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Appa, Aang's Compan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Katara, Heroic Heal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Katara, Heroic Heal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Kyoshi Warrior Guar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Kyoshi Warrior Guar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omo, Rambunctious Rasc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omo, Rambunctious Rasc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ledding Otter-Pengu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ledding Otter-Pengu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okka, Wolf Cove's Protec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okka, Wolf Cove's Protect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undra Wal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undra Wal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Wolf Cove Villag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Wolf Cove Villag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Deny Ent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Deny Ent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Flying Dolphin-Fis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Flying Dolphin-Fis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Lost in the Spirit Worl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Lost in the Spirit Worl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he Terror of Serpent's Pas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he Terror of Serpent's Pas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Turtle-Seal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Turtle-Seal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Water Whi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Water Whi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lephant-Ra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lephant-Ra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Fire Nation Ambush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Fire Nation Ambush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ire Nation Sentinel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ire Nation Sentinel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Gilacor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Gilacor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ion Vultur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ion Vultur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urple Pentapu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urple Pentapu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Capital Guar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Capital Guar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Dragon Moo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Dragon Moo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xplosive Sho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xplosive Sho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Fire Nation Arch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Fire Nation Arch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ire Nation Soldi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ire Nation Soldi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ire Nation's Conque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ire Nation's Conque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Iroh, Firebending Instruc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Iroh, Firebending Instruct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Komodo Rhin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Komodo Rhino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oyal Fire Sa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oyal Fire Sa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Roku's Maste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Roku's Maste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Warship Scou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Warship Scou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Zhao, the Seething Flam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Zhao, the Seething Flam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Zuko, Avatar Hun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Zuko, Avatar Hun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Zuko's Offen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Zuko's Offen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umi, Eclectic Earth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umi, Eclectic Earth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Earthbending Stude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el-Hound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el-Hound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og-Squirrel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og-Squirrel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Hippo-Cow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Hippo-Cow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atch the Odd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atch the Odd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eismic Tutela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eismic Tutela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og-Monkey Rampa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og-Monkey Rampa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echanical Gli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echanical Gli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Feed the Swar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Feed the Swar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Run Amo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Run Amo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Explor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Explor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hriving Bluff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hriving Bluff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Thriving Grov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Thriving Grov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Thriving Heat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Thriving Heat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Thriving Is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Thriving Is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Thriving Mo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Thriving Mo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ang, Air Noma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ang's Defen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ardvark Slot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Appa, Aang's Compan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Katara, Heroic Heal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omo, Rambunctious Rasc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Path to Redemp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Razor Ring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Sledding Otter-Pengu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okka, Wolf Cove's Protec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Tundra Wal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Wolf Cove Villag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Capital Guar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Dragon Moo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Explosive Sho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Fire Nation Soldi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Fire Nation's Conque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Iroh, Firebending Instruc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Komodo Rhin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Run Amo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Warship Scou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Zhao, the Seething Flam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Zuko, Avatar Hun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Zuko's Offen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Enlightened Tu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lawless Maneuv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ierce Guardianshi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ystical Tu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Deadly Rollic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Entomb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Deflecting Swa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Gamb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Obscuring Haz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Worldly Tu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rcane Signe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ol R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wiftfoot Boo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on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on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allistic Boul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allistic Boul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5" office:value-type="string" calcext:value-type="string">
            <text:p>TTL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, Awoken Avatar (Marit Lage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5" office:value-type="string" calcext:value-type="string">
            <text:p>TTL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, Awoken Avatar (Marit Lage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5" office:value-type="string" calcext:value-type="string">
            <text:p>TT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Path of Ancest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Torment of Hailfir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Torment of Hailfir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Blood Mo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Blood Mo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Lightning Bol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Lightning Bol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Dramatic Entra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Dramatic Entra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1" calcext:value-type="float">
            <text:p>2291</text:p>
          </table:table-cell>
          <table:table-cell office:value-type="string" calcext:value-type="string">
            <text:p>Aang, Ascendant Airbender (Serra Ascendant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1" calcext:value-type="float">
            <text:p>2291</text:p>
          </table:table-cell>
          <table:table-cell office:value-type="string" calcext:value-type="string">
            <text:p>Aang, Ascendant Airbender (Serra Ascendant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2" calcext:value-type="float">
            <text:p>2292</text:p>
          </table:table-cell>
          <table:table-cell office:value-type="string" calcext:value-type="string">
            <text:p>Po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2" calcext:value-type="float">
            <text:p>2292</text:p>
          </table:table-cell>
          <table:table-cell office:value-type="string" calcext:value-type="string">
            <text:p>Po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3" calcext:value-type="float">
            <text:p>2293</text:p>
          </table:table-cell>
          <table:table-cell office:value-type="string" calcext:value-type="string">
            <text:p>Avatar Sanctuary (Cryptolith Rite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3" calcext:value-type="float">
            <text:p>2293</text:p>
          </table:table-cell>
          <table:table-cell office:value-type="string" calcext:value-type="string">
            <text:p>Avatar Sanctuary (Cryptolith Rite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4" calcext:value-type="float">
            <text:p>2294</text:p>
          </table:table-cell>
          <table:table-cell office:value-type="string" calcext:value-type="string">
            <text:p>Huu's Reach (Kodama's Reach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4" calcext:value-type="float">
            <text:p>2294</text:p>
          </table:table-cell>
          <table:table-cell office:value-type="string" calcext:value-type="string">
            <text:p>Huu's Reach (Kodama's Reach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Chain of Vap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Chain of Vap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6" calcext:value-type="float">
            <text:p>2296</text:p>
          </table:table-cell>
          <table:table-cell office:value-type="string" calcext:value-type="string">
            <text:p>Meltdow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6" calcext:value-type="float">
            <text:p>2296</text:p>
          </table:table-cell>
          <table:table-cell office:value-type="string" calcext:value-type="string">
            <text:p>Meltdow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Nature's Clai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Nature's Clai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Anguished Unmak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Anguished Unmak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Putref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Putref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Preord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Preorda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Painful Truth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Painful Truth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Past in Flam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Past in Flam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Force of Vig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Force of Vig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5" calcext:value-type="float">
            <text:p>2305</text:p>
          </table:table-cell>
          <table:table-cell office:value-type="string" calcext:value-type="string">
            <text:p>Expressive Iter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5" calcext:value-type="float">
            <text:p>2305</text:p>
          </table:table-cell>
          <table:table-cell office:value-type="string" calcext:value-type="string">
            <text:p>Expressive Iter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Absolutely Accurate Actor (Phantasmal Image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Absolutely Accurate Actor (Phantasmal Image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Braid of Fir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Braid of Fir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Cursed Mirr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Cursed Mirr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9" calcext:value-type="float">
            <text:p>2309</text:p>
          </table:table-cell>
          <table:table-cell office:value-type="string" calcext:value-type="string">
            <text:p>Mask of Memo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9" calcext:value-type="float">
            <text:p>2309</text:p>
          </table:table-cell>
          <table:table-cell office:value-type="string" calcext:value-type="string">
            <text:p>Mask of Memo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Thespian's Sta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Thespian's Sta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7062" calcext:value-type="float">
            <text:p>7062</text:p>
          </table:table-cell>
          <table:table-cell office:value-type="string" calcext:value-type="string">
            <text:p>Shu Jing Meteorite (Fellwar Stone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7063" calcext:value-type="float">
            <text:p>7063</text:p>
          </table:table-cell>
          <table:table-cell office:value-type="string" calcext:value-type="string">
            <text:p>Command Tow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7" office:value-type="string" calcext:value-type="string">
            <text:p>PU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ara, the Fearles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8" office:value-type="string" calcext:value-type="string">
            <text:p>PF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kka, Bold Boomerang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9" office:value-type="string" calcext:value-type="string">
            <text:p>PW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-Gr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9" office:value-type="string" calcext:value-type="string">
            <text:p>PW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-Gr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9" office:value-type="string" calcext:value-type="string">
            <text:p>PW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lucky Cabbage Mercha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9" office:value-type="string" calcext:value-type="string">
            <text:p>PW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lucky Cabbage Mercha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10" office:value-type="string" calcext:value-type="string">
            <text:p>PM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ng, Air Noma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10" office:value-type="string" calcext:value-type="string">
            <text:p>PM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oh, Grand Lotu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11" office:value-type="string" calcext:value-type="string">
            <text:p>PSP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 of Black Su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11" office:value-type="string" calcext:value-type="string">
            <text:p>PSP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 of Black Su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ang's Iceberg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bender Ascensio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a, Steadfast Guardia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atar's Wrath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koda, Selfless Command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he Legend of Yangchen // Avatar Yangche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omo, Friendly Fli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uth Pole Voyag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uki, Courageous Rescu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nited Front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he Legend of Kuruk // Avatar Kuruk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e Mechanist, Aerial Artisa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ecret of Bloodbending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pirit Water Revival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iger-Seal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y Lee, Chi Block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Unagi of Kyoshi Island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an Shi Tong, Libraria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aterbender Ascensio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ue, the Moon Spirit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oiling Rock Riot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ay of Black Su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he Fire Nation Drill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oggy Swamp Visions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Koh, the Face Steal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i, Scornful Strik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bsessive Pursuit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hoenix Fleet Airship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aven Eagle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he Rise of Sozin // Fire Lord Sozi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Fated Firepow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irebender Ascensio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irebending Student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he Last Agni Kai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he Legend of Roku // Avatar Roku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 and Shaw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edirect Lightning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ozin's Comet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Wartime Protestors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Zhao, the Moon Slay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vatar Destiny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adgermole Cub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iligent Zookeep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he Earth King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arthbender Ascensio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Earthen Ally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lemental Teachings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Great Divide Guide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The Legend of Kyoshi // Avatar Kyoshi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ang, at the Crossroads // Aang, Destined Savio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ang, Swift Savior // Aang and La, Ocean's Fury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vatar Aang // Aang, Master of Elements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zula, Cunning Usurp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eifong's Bounty Hunters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umi, Unleashed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arth King's Lieutenant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Fire Lord Azula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re Lord Zuko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roh, Grand Lotus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Iroh, Tea Mast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atara, the Fearless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Katara, Water Tribe's Hope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The Lion-Turtle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Ozai, the Phoenix King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andbender Scavengers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okka, Bold Boomerang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okka, Tenacious Tacticia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Toph, Hardheaded Teach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Toph, the First Metalbend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Zuko, Conflicted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Planetarium of Wan Shi Tong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The Walls of Ba Sing Se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White Lotus Tile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bandoned Air Temple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Agna Qel'a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a Sing Se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Fire Nation Palace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Jasmine Dragon Tea Shop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Realm of Koh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Secret Tunnel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3" office:value-type="string" calcext:value-type="string">
            <text:p>ST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-Faced Substitute Car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ng, the Last Airbende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ng, the Last Airbender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ng's Iceberg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ng's Iceberg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mo, Playful Pet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mo, Playful Pet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ter-Penguin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ter-Penguin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y Lee, Chi Blocke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y Lee, Chi Blocker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terbender Ascension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terbender Ascension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ue, the Moon Spirit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ue, the Moon Spirit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o Dee, One of Many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o Dee, One of Many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oh, the Face Steale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oh, the Face Stealer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, Jaded Edg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, Jaded Edge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hao, the Moon Slaye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hao, the Moon Slayer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dgermol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dgermole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e Boulder, Ready to Rumbl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e Boulder, Ready to Rumble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mi, King of Three Trials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mi, King of Three Trials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he Earth King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he Earth King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illar Launch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illar Launch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ckalanch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ckalanche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rtle-Duck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rtle-Duck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lucky Cabbage Merchant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lucky Cabbage Merchant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ang, Swift Savio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ang, Swift Savior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ire Lord Azula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ire Lord Azula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et, Freedom Fighte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et, Freedom Fighter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kka, Tenacious Tactician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kka, Tenacious Tactician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Zuko, Conflicted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Zuko, Conflicted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sty Boomerang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sty Boomerang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et, Rebel Leade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et, Rebel Leader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ire Lord Ozai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ire Lord Ozai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orm of Memories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orm of Memories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atara, Seeking Reveng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atara, Seeking Revenge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stion of Remembranc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stion of Remembrance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ppa, Aang's Companion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ppa, Aang's Companion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ppa, Steadfast Guardian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ppa, Steadfast Guardian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an Shi Tong, Librarian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an Shi Tong, Librarian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oh, the Face Steale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oh, the Face Stealer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hoenix Fleet Airship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hoenix Fleet Airship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n and Shaw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n and Shaw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he Lion-Turtl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he Lion-Turtle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he Walls of Ba Sing S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he Walls of Ba Sing Se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zai, the Phoenix King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zai, the Phoenix King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ang's Iceberg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ang's Iceberg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ue, the Moon Spirit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ue, the Moon Spirit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bsessive Pursuit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bsessive Pursuit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ated Firepowe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ated Firepower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irebending Student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irebending Student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ang, at the Crossroads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ang, at the Crossroads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umi, Unleashed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umi, Unleashed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roh, Grand Lotus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roh, Grand Lotus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atara, Water Tribe's Hop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atara, Water Tribe's Hope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oph, the First Metalbende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oph, the First Metalbender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, the Vigilant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ara's Reversal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 Nation Turret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ampbenders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kka's Charg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rthshap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 and Zuko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ang and Katara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ph, Greatest Earthbende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kka and Suki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mo's Heist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cle's Musings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6" office:value-type="string" calcext:value-type="string">
            <text:p>FT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e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6" office:value-type="string" calcext:value-type="string">
            <text:p>FT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ng Tutorial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6" office:value-type="string" calcext:value-type="string">
            <text:p>FT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ll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6" office:value-type="string" calcext:value-type="string">
            <text:p>FT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terbend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6" office:value-type="string" calcext:value-type="string">
            <text:p>FT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6" office:value-type="string" calcext:value-type="string">
            <text:p>FT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unter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6" office:value-type="string" calcext:value-type="string">
            <text:p>FT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ebend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6" office:value-type="string" calcext:value-type="string">
            <text:p>FT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uko Tutorial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6" office:value-type="string" calcext:value-type="string">
            <text:p>FT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g Creature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6" office:value-type="string" calcext:value-type="string">
            <text:p>FT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rthbend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bend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edom Fighter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id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i Bai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surgent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ordmaster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rrior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ept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tara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sson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ibrarian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ar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derwater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zula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d Advice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unty Hunter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unt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ightmare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zai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inforced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lentles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ege Engine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ire Nation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irebend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roh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usician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bell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oku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arky Sparky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Zuko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t the Zoo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umi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abbage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arth Kingdom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arth Rumble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arthbend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Kyoshi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ph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hrines</text:p>
          </table:table-cell>
          <table:table-cell office:value-type="string" calcext:value-type="string">
            <text:p>Front Card</text:p>
          </table:table-cell>
          <table:table-cell/>
        </table:table-row>
      </table:table>
      <table:named-expressions/>
      <table:database-ranges>
        <table:database-range table:name="__Anonymous_Sheet_DB__0" table:target-range-address="List.A1:List.E172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4:30:33.80971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2T13:52:32.154685600</meta:creation-date>
    <dc:date>2026-03-02T14:31:15.380492800</dc:date>
    <meta:editing-duration>PT31M36S</meta:editing-duration>
    <meta:editing-cycles>5</meta:editing-cycles>
    <meta:generator>LibreOffice/26.2.1.2$Windows_X86_64 LibreOffice_project/620$Build-2</meta:generator>
    <meta:document-statistic meta:table-count="1" meta:cell-count="6909" meta:object-count="0"/>
  </office:meta>
</office:document-meta>
</file>